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áforos</text:p>
      <text:p text:style-name="Standard"/>
      <text:p text:style-name="Standard">En la esquina de Padre Genecio y Patricio Cullen hay un semáforo. En realidad son 2 semáforos, uno para la mano sur-norte y otro para la mano este-oeste. Como todos saben, o todos los que quieren saber saben, en Guadalupe habitan muchos demonios. No es algo que hable mal del barrio, tal vez incluso lo contrario. Todo el mundo sabe, o todos los que quieren saber saben, que Satanás distribuye geográficamente sus fuerzas como si estuviese jugando al TEG; de forma precisa y metodológica en función de la fe de los habitantes del mundo. Sea como sea, en Padre Genecio y Patricio Cullen hay 2 semáforos y los demonios lo usan para divertirse.</text:p>
      <text:p text:style-name="Standard"/>
      <text:p text:style-name="Standard">Recuerdo una tarde en la que manejaba de sur a norte. Cuando llegué a la esquina el semáforo se puso en rojo. Como un reflejo conté el casi minuto que tarda en cambiar de color pero nada pasó. Miré hacia la izquierda y ví que en la calle perpendicular otros autos esperaban también el cambio de color. Yo en esa época no sabía nada sobre los demonios de Guadalupe y las formas que tenían de divertirse, por lo que atribuí el hecho a un mal funcionamiento de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06-26T10:11:34</meta:creation-date>
    <dc:date>2012-03-25T12:09:26</dc:date>
    <dc:creator>jjconti </dc:creator>
    <meta:editing-duration>PT00H24M03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202" meta:character-count="1117"/>
  </office:meta>
</office:document-meta>
</file>